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1100000158000000FB28081CCD.wmf" manifest:media-type=""/>
  <manifest:file-entry manifest:full-path="Pictures/2000001100000178000000FBD2342E2D.wmf" manifest:media-type=""/>
  <manifest:file-entry manifest:full-path="Pictures/20000016000001B6000001978AF6D90B.wmf" manifest:media-type=""/>
  <manifest:file-entry manifest:full-path="Pictures/200000130000029100000158182159D6.wmf" manifest:media-type=""/>
  <manifest:file-entry manifest:full-path="Pictures/2000001B000002B000000158DC2243CC.wmf" manifest:media-type=""/>
  <manifest:file-entry manifest:full-path="Pictures/2000001300000272000001581B5959EC.wmf" manifest:media-type=""/>
  <manifest:file-entry manifest:full-path="Pictures/200000120000023300000178FE79BE94.wmf" manifest:media-type=""/>
  <manifest:file-entry manifest:full-path="Pictures/2000001100000158000000FBBC9BEAAD.wmf" manifest:media-type=""/>
  <manifest:file-entry manifest:full-path="Pictures/2000000E000001B6000000BCA3DF5A03.wmf" manifest:media-type=""/>
  <manifest:file-entry manifest:full-path="Pictures/2000001300000272000000FB1E8D71FF.wmf" manifest:media-type=""/>
  <manifest:file-entry manifest:full-path="Pictures/200000130000027200000158C9D2146A.wmf" manifest:media-type=""/>
  <manifest:file-entry manifest:full-path="Pictures/2000001100000158000000FBF6D2119D.wmf" manifest:media-type=""/>
  <manifest:file-entry manifest:full-path="Pictures/200000130000029100000158CAAA1450.wmf" manifest:media-type=""/>
  <manifest:file-entry manifest:full-path="Pictures/20000016000001B6000001971E652F6B.wmf" manifest:media-type=""/>
  <manifest:file-entry manifest:full-path="Pictures/2000001B000002CF000001588122C0C0.wmf" manifest:media-type=""/>
  <manifest:file-entry manifest:full-path="Pictures/2000000C000000FB000000DB90F858BC.wmf" manifest:media-type=""/>
  <manifest:file-entry manifest:full-path="Pictures/200000130000027200000158721CFF2F.wmf" manifest:media-type=""/>
  <manifest:file-entry manifest:full-path="Pictures/10000000000000200000002000309F1C.png" manifest:media-type=""/>
  <manifest:file-entry manifest:full-path="Pictures/200000130000029100000158A3EFB293.wmf" manifest:media-type=""/>
  <manifest:file-entry manifest:full-path="Pictures/20000016000001B600000197C0BF223B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arrow">
      <style:graphic-properties draw:textarea-vertical-align="middle"/>
    </style:style>
    <style:style style:name="gr4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5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6" style:family="graphic" style:parent-style-name="standard">
      <style:graphic-properties OOoLatexArgs="18§inline§Y^{(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18§inline§Y^{(2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18§inline§Y^{(3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18§inline§Y^{(R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18§inline§\nu_{\text{new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18§inline§{X}^{(R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18§inline§{X}^{(3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18§inline§{X}^{(2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18§inline§{X}^{(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18§inline§{\tilde{X}}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18§inline§{\tilde{X}}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18§inline§{\tilde{X}}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18§inline§{\tilde{X}}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OOoLatexArgs="18§inline§\nu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OOoLatexArgs="18§inline§\nu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OOoLatexArgs="18§inline§\nu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OOoLatexArgs="18§inline§\nu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18§inline§\c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OOoLatexArgs="18§inline§\mathbb{\nu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66cm" svg:height="0.944cm" svg:x="2.312cm" svg:y="3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8.478cm" svg:height="1.11cm" svg:x="1.265cm" svg:y="1.6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478cm" svg:height="1.11cm" svg:x="1.266cm" svg:y="0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036cm" svg:y1="0.989cm" svg:x2="2.069cm" svg:y2="1.911cm" draw:start-shape="id1" draw:start-glue-point="2" draw:end-shape="id2" draw:end-glue-point="0" svg:d="m2036 989 33 922">
          <text:p/>
        </draw:connector>
        <draw:connector draw:style-name="gr3" draw:text-style-name="P1" draw:layer="layout" draw:type="line" svg:x1="8.902cm" svg:y1="0.992cm" svg:x2="8.932cm" svg:y2="1.915cm" draw:start-shape="id3" draw:start-glue-point="2" draw:end-shape="id4" draw:end-glue-point="0" svg:d="m8902 992 30 923">
          <text:p/>
        </draw:connector>
        <draw:connector draw:style-name="gr3" draw:text-style-name="P1" draw:layer="layout" draw:type="line" svg:x1="8.932cm" svg:y1="2.594cm" svg:x2="7.547cm" svg:y2="3.636cm" draw:start-shape="id4" draw:start-glue-point="2" draw:end-shape="id5" draw:end-glue-point="0" svg:d="m8932 2594-1385 1042">
          <text:p/>
        </draw:connector>
        <draw:connector draw:style-name="gr3" draw:text-style-name="P1" draw:layer="layout" draw:type="line" svg:x1="8.932cm" svg:y1="2.594cm" svg:x2="5.169cm" svg:y2="3.604cm" draw:start-shape="id4" draw:start-glue-point="2" draw:end-shape="id6" draw:end-glue-point="0" svg:d="m8932 2594-3763 1010">
          <text:p/>
        </draw:connector>
        <draw:connector draw:style-name="gr3" draw:text-style-name="P1" draw:layer="layout" draw:type="line" svg:x1="3.425cm" svg:y1="2.591cm" svg:x2="5.169cm" svg:y2="3.604cm" draw:start-shape="id7" draw:start-glue-point="2" draw:end-shape="id6" draw:end-glue-point="0" svg:d="m3425 2591 1744 1013">
          <text:p/>
        </draw:connector>
        <draw:connector draw:style-name="gr3" draw:text-style-name="P1" draw:layer="layout" draw:type="line" svg:x1="4.869cm" svg:y1="2.592cm" svg:x2="2.917cm" svg:y2="3.604cm" draw:start-shape="id8" draw:start-glue-point="2" draw:end-shape="id9" draw:end-glue-point="0" svg:d="m4869 2592-1952 1012">
          <text:p/>
        </draw:connector>
        <draw:custom-shape draw:style-name="gr4" draw:text-style-name="P1" draw:layer="layout" svg:width="0.548cm" svg:height="6.018cm" draw:transform="rotate (-1.5707963267949) translate (8.204cm 5.8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3" draw:text-style-name="P1" draw:layer="layout" draw:type="line" svg:x1="4.838cm" svg:y1="0.991cm" svg:x2="4.869cm" svg:y2="1.913cm" draw:start-shape="id10" draw:start-glue-point="2" draw:end-shape="id8" draw:end-glue-point="0" svg:d="m4838 991 31 922">
          <text:p/>
        </draw:connector>
        <draw:connector draw:style-name="gr3" draw:text-style-name="P1" draw:layer="layout" draw:type="line" svg:x1="3.437cm" svg:y1="0.99cm" svg:x2="3.425cm" svg:y2="1.912cm" draw:start-shape="id11" draw:start-glue-point="2" draw:end-shape="id7" svg:d="m3437 990-12 922">
          <text:p/>
        </draw:connector>
        <draw:connector draw:style-name="gr3" draw:text-style-name="P1" draw:layer="layout" draw:type="line" svg:x1="2.069cm" svg:y1="2.59cm" svg:x2="4.043cm" svg:y2="3.604cm" draw:start-shape="id2" draw:start-glue-point="2" draw:end-shape="id12" draw:end-glue-point="0" svg:d="m2069 2590 1974 1014">
          <text:p/>
        </draw:connector>
        <draw:connector draw:style-name="gr3" draw:text-style-name="P1" draw:layer="layout" draw:type="line" svg:x1="3.425cm" svg:y1="2.591cm" svg:x2="4.043cm" svg:y2="3.604cm" draw:start-shape="id7" draw:start-glue-point="2" draw:end-shape="id12" draw:end-glue-point="0" svg:d="m3425 2591 618 1013">
          <text:p/>
        </draw:connector>
        <draw:connector draw:style-name="gr3" draw:text-style-name="P1" draw:layer="layout" draw:type="line" svg:x1="4.869cm" svg:y1="2.592cm" svg:x2="7.547cm" svg:y2="3.636cm" draw:start-shape="id8" draw:start-glue-point="2" draw:end-shape="id5" draw:end-glue-point="0" svg:d="m4869 2592 2678 1044">
          <text:p/>
        </draw:connector>
        <draw:connector draw:style-name="gr3" draw:text-style-name="P1" draw:layer="layout" draw:type="line" svg:x1="0.546cm" svg:y1="2.241cm" svg:x2="1.265cm" svg:y2="2.224cm" draw:end-shape="id13" draw:end-glue-point="3" svg:d="m546 2241 719-17">
          <text:p/>
        </draw:connector>
        <draw:connector draw:style-name="gr5" draw:text-style-name="P1" draw:layer="layout" draw:type="curve" svg:x1="4.654cm" svg:y1="6.693cm" svg:x2="0.296cm" svg:y2="2.452cm" draw:start-shape="id14" draw:start-glue-point="3" draw:end-shape="id15" draw:end-glue-point="2" svg:d="m4654 6693c-2906 0-4358-1413-4358-4241">
          <text:p/>
        </draw:connector>
        <draw:custom-shape draw:style-name="gr1" draw:text-style-name="P1" draw:layer="layout" svg:width="5.766cm" svg:height="0.944cm" svg:x="2.302cm" svg:y="4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917cm" svg:y1="4.409cm" svg:x2="2.912cm" svg:y2="5.15cm" draw:start-shape="id9" draw:start-glue-point="2" draw:end-shape="id16" draw:end-glue-point="0" svg:d="m2917 4409-5 741">
          <text:p/>
        </draw:connector>
        <draw:connector draw:style-name="gr3" draw:text-style-name="P1" draw:layer="layout" draw:type="line" svg:x1="4.043cm" svg:y1="4.409cm" svg:x2="4.015cm" svg:y2="5.15cm" draw:start-shape="id12" draw:start-glue-point="2" draw:end-shape="id17" draw:end-glue-point="0" svg:d="m4043 4409-28 741">
          <text:p/>
        </draw:connector>
        <draw:connector draw:style-name="gr3" draw:text-style-name="P1" draw:layer="layout" draw:type="line" svg:x1="5.169cm" svg:y1="4.409cm" svg:x2="5.118cm" svg:y2="5.15cm" draw:start-shape="id6" draw:start-glue-point="2" draw:end-shape="id18" draw:end-glue-point="0" svg:d="m5169 4409-51 741">
          <text:p/>
        </draw:connector>
        <draw:connector draw:style-name="gr3" draw:text-style-name="P1" draw:layer="layout" draw:type="line" svg:x1="7.547cm" svg:y1="4.379cm" svg:x2="7.547cm" svg:y2="5.15cm" draw:start-shape="id5" draw:start-glue-point="2" draw:end-shape="id19" draw:end-glue-point="0" svg:d="m7547 4379v771">
          <text:p/>
        </draw:connector>
        <draw:frame draw:style-name="gr6" draw:text-style-name="P1" xml:id="id1" draw:id="id1" draw:layer="layout" svg:width="1.271cm" svg:height="0.679cm" svg:x="1.401cm" svg:y="0.31cm">
          <draw:image xlink:href="Pictures/200000130000027200000158C9D2146A.wmf" xlink:type="simple" xlink:show="embed" xlink:actuate="onLoad">
            <text:p/>
          </draw:image>
        </draw:frame>
        <draw:frame draw:style-name="gr7" draw:text-style-name="P1" xml:id="id11" draw:id="id11" draw:layer="layout" svg:width="1.271cm" svg:height="0.679cm" svg:x="2.802cm" svg:y="0.311cm">
          <draw:image xlink:href="Pictures/200000130000027200000158721CFF2F.wmf" xlink:type="simple" xlink:show="embed" xlink:actuate="onLoad">
            <text:p/>
          </draw:image>
        </draw:frame>
        <draw:frame draw:style-name="gr8" draw:text-style-name="P1" xml:id="id10" draw:id="id10" draw:layer="layout" svg:width="1.271cm" svg:height="0.679cm" svg:x="4.203cm" svg:y="0.312cm">
          <draw:image xlink:href="Pictures/2000001300000272000001581B5959EC.wmf" xlink:type="simple" xlink:show="embed" xlink:actuate="onLoad">
            <text:p/>
          </draw:image>
        </draw:frame>
        <draw:frame draw:style-name="gr9" draw:text-style-name="P1" xml:id="id3" draw:id="id3" draw:layer="layout" svg:width="1.397cm" svg:height="0.679cm" svg:x="8.204cm" svg:y="0.313cm">
          <draw:image xlink:href="Pictures/2000001B000002B000000158DC2243CC.wmf" xlink:type="simple" xlink:show="embed" xlink:actuate="onLoad">
            <text:p/>
          </draw:image>
        </draw:frame>
        <draw:frame draw:style-name="gr10" draw:text-style-name="P1" xml:id="id14" draw:id="id14" draw:layer="layout" svg:width="1.271cm" svg:height="0.495cm" svg:x="4.654cm" svg:y="6.446cm">
          <draw:image xlink:href="Pictures/2000001300000272000000FB1E8D71FF.wmf" xlink:type="simple" xlink:show="embed" xlink:actuate="onLoad">
            <text:p/>
          </draw:image>
        </draw:frame>
        <draw:frame draw:style-name="gr11" draw:text-style-name="P1" xml:id="id4" draw:id="id4" draw:layer="layout" svg:width="1.46cm" svg:height="0.679cm" svg:x="8.202cm" svg:y="1.915cm">
          <draw:image xlink:href="Pictures/2000001B000002CF000001588122C0C0.wmf" xlink:type="simple" xlink:show="embed" xlink:actuate="onLoad">
            <text:p/>
          </draw:image>
        </draw:frame>
        <draw:frame draw:style-name="gr12" draw:text-style-name="P1" xml:id="id8" draw:id="id8" draw:layer="layout" svg:width="1.334cm" svg:height="0.679cm" svg:x="4.202cm" svg:y="1.913cm">
          <draw:image xlink:href="Pictures/200000130000029100000158CAAA1450.wmf" xlink:type="simple" xlink:show="embed" xlink:actuate="onLoad">
            <text:p/>
          </draw:image>
        </draw:frame>
        <draw:frame draw:style-name="gr13" draw:text-style-name="P1" xml:id="id7" draw:id="id7" draw:layer="layout" svg:width="1.334cm" svg:height="0.679cm" svg:x="2.758cm" svg:y="1.912cm">
          <draw:image xlink:href="Pictures/200000130000029100000158A3EFB293.wmf" xlink:type="simple" xlink:show="embed" xlink:actuate="onLoad">
            <text:p/>
          </draw:image>
        </draw:frame>
        <draw:frame draw:style-name="gr14" draw:text-style-name="P1" xml:id="id2" draw:id="id2" draw:layer="layout" svg:width="1.334cm" svg:height="0.679cm" svg:x="1.402cm" svg:y="1.911cm">
          <draw:image xlink:href="Pictures/200000130000029100000158182159D6.wmf" xlink:type="simple" xlink:show="embed" xlink:actuate="onLoad">
            <text:p/>
          </draw:image>
        </draw:frame>
        <draw:frame draw:style-name="gr15" draw:text-style-name="P1" xml:id="id9" draw:id="id9" draw:layer="layout" svg:width="0.889cm" svg:height="0.805cm" svg:x="2.473cm" svg:y="3.604cm">
          <draw:image xlink:href="Pictures/20000016000001B6000001971E652F6B.wmf" xlink:type="simple" xlink:show="embed" xlink:actuate="onLoad">
            <text:p/>
          </draw:image>
        </draw:frame>
        <draw:frame draw:style-name="gr16" draw:text-style-name="P1" xml:id="id12" draw:id="id12" draw:layer="layout" svg:width="0.889cm" svg:height="0.805cm" svg:x="3.599cm" svg:y="3.604cm">
          <draw:image xlink:href="Pictures/20000016000001B600000197C0BF223B.wmf" xlink:type="simple" xlink:show="embed" xlink:actuate="onLoad">
            <text:p/>
          </draw:image>
        </draw:frame>
        <draw:frame draw:style-name="gr17" draw:text-style-name="P1" xml:id="id6" draw:id="id6" draw:layer="layout" svg:width="0.889cm" svg:height="0.805cm" svg:x="4.725cm" svg:y="3.604cm">
          <draw:image xlink:href="Pictures/20000016000001B6000001978AF6D90B.wmf" xlink:type="simple" xlink:show="embed" xlink:actuate="onLoad">
            <text:p/>
          </draw:image>
        </draw:frame>
        <draw:frame draw:style-name="gr18" draw:text-style-name="P1" xml:id="id5" draw:id="id5" draw:layer="layout" svg:width="1.143cm" svg:height="0.743cm" svg:x="6.976cm" svg:y="3.636cm">
          <draw:image xlink:href="Pictures/200000120000023300000178FE79BE94.wmf" xlink:type="simple" xlink:show="embed" xlink:actuate="onLoad">
            <text:p/>
          </draw:image>
        </draw:frame>
        <draw:frame draw:style-name="gr19" draw:text-style-name="P1" xml:id="id16" draw:id="id16" draw:layer="layout" svg:width="0.698cm" svg:height="0.495cm" svg:x="2.563cm" svg:y="5.15cm">
          <draw:image xlink:href="Pictures/2000001100000158000000FB28081CCD.wmf" xlink:type="simple" xlink:show="embed" xlink:actuate="onLoad">
            <text:p/>
          </draw:image>
        </draw:frame>
        <draw:frame draw:style-name="gr20" draw:text-style-name="P1" xml:id="id17" draw:id="id17" draw:layer="layout" svg:width="0.698cm" svg:height="0.495cm" svg:x="3.666cm" svg:y="5.15cm">
          <draw:image xlink:href="Pictures/2000001100000158000000FBF6D2119D.wmf" xlink:type="simple" xlink:show="embed" xlink:actuate="onLoad">
            <text:p/>
          </draw:image>
        </draw:frame>
        <draw:frame draw:style-name="gr21" draw:text-style-name="P1" xml:id="id18" draw:id="id18" draw:layer="layout" svg:width="0.698cm" svg:height="0.495cm" svg:x="4.769cm" svg:y="5.15cm">
          <draw:image xlink:href="Pictures/2000001100000158000000FBBC9BEAAD.wmf" xlink:type="simple" xlink:show="embed" xlink:actuate="onLoad">
            <text:p/>
          </draw:image>
        </draw:frame>
        <draw:frame draw:style-name="gr22" draw:text-style-name="P1" xml:id="id19" draw:id="id19" draw:layer="layout" svg:width="0.763cm" svg:height="0.495cm" svg:x="7.166cm" svg:y="5.15cm">
          <draw:image xlink:href="Pictures/2000001100000178000000FBD2342E2D.wmf" xlink:type="simple" xlink:show="embed" xlink:actuate="onLoad">
            <text:p/>
          </draw:image>
        </draw:frame>
        <draw:frame draw:style-name="gr23" draw:text-style-name="P1" draw:layer="layout" svg:width="0.889cm" svg:height="0.371cm" svg:x="5.871cm" svg:y="5.185cm">
          <draw:image xlink:href="Pictures/2000000E000001B6000000BCA3DF5A03.wmf" xlink:type="simple" xlink:show="embed" xlink:actuate="onLoad">
            <text:p/>
          </draw:image>
        </draw:frame>
        <draw:frame draw:style-name="gr23" draw:text-style-name="P1" draw:layer="layout" svg:width="0.889cm" svg:height="0.371cm" svg:x="5.85cm" svg:y="3.827cm">
          <draw:image xlink:href="Pictures/2000000E000001B6000000BCA3DF5A03.wmf" xlink:type="simple" xlink:show="embed" xlink:actuate="onLoad">
            <text:p/>
          </draw:image>
        </draw:frame>
        <draw:frame draw:style-name="gr23" draw:text-style-name="P1" draw:layer="layout" svg:width="0.889cm" svg:height="0.371cm" svg:x="6.348cm" svg:y="2.063cm">
          <draw:image xlink:href="Pictures/2000000E000001B6000000BCA3DF5A03.wmf" xlink:type="simple" xlink:show="embed" xlink:actuate="onLoad">
            <text:p/>
          </draw:image>
        </draw:frame>
        <draw:frame draw:style-name="gr23" draw:text-style-name="P1" draw:layer="layout" svg:width="0.889cm" svg:height="0.371cm" svg:x="6.348cm" svg:y="0.463cm">
          <draw:image xlink:href="Pictures/2000000E000001B6000000BCA3DF5A03.wmf" xlink:type="simple" xlink:show="embed" xlink:actuate="onLoad">
            <text:p/>
          </draw:image>
        </draw:frame>
        <draw:frame draw:style-name="gr24" draw:text-style-name="P1" xml:id="id15" draw:id="id15" draw:layer="layout" svg:width="0.509cm" svg:height="0.432cm" svg:x="0.042cm" svg:y="2.02cm">
          <draw:image xlink:href="Pictures/2000000C000000FB000000DB90F858BC.wmf" xlink:type="simple" xlink:show="embed" xlink:actuate="onLoad">
            <text:p/>
          </draw:image>
        </draw:fram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objectwithoutfill">
      <style:graphic-properties draw:stroke-dash="Dash_20_2" draw:marker-end="Arrow_20_concave" draw:marker-end-width="0.2cm" draw:fill-gradient-name="Gradient_20_7" draw:fill-hatch-name="Hatching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7cm" fo:text-indent="0cm"/>
      <style:text-properties style:use-window-font-color="true" style:text-outline="false" style:text-line-through-style="none" fo:font-family="'Liberation Sans'" style:font-family-generic="roman" style:font-pitch="variable" fo:font-size="15.1999998092651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8cm" fo:text-indent="0cm"/>
      <style:text-properties fo:font-size="13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1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1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05cm" svg:x="1cm" svg:y="2.668cm"/>
      <draw:page-thumbnail draw:layer="backgroundobjects" svg:width="9.294cm" svg:height="6.505cm" svg:x="1cm" svg:y="10.716cm"/>
      <draw:page-thumbnail draw:layer="backgroundobjects" svg:width="9.294cm" svg:height="6.505cm" svg:x="1cm" svg:y="18.764cm"/>
      <draw:page-thumbnail draw:layer="backgroundobjects" svg:width="9.294cm" svg:height="6.505cm" svg:x="11.295cm" svg:y="2.668cm"/>
      <draw:page-thumbnail draw:layer="backgroundobjects" svg:width="9.294cm" svg:height="6.505cm" svg:x="11.295cm" svg:y="10.716cm"/>
      <draw:page-thumbnail draw:layer="backgroundobjects" svg:width="9.294cm" svg:height="6.505cm" svg:x="11.295cm" svg:y="18.764cm"/>
    </style:handout-master>
    <style:master-page style:name="Default" style:page-layout-name="PM1" draw:style-name="Mdp1">
      <draw:frame presentation:style-name="Default-title" draw:layer="backgroundobjects" svg:width="9cm" svg:height="1.67cm" svg:x="0.5cm" svg:y="0.397cm" presentation:class="title" presentation:placeholder="true">
        <draw:text-box/>
      </draw:frame>
      <draw:frame presentation:style-name="Default-outline1" draw:layer="backgroundobjects" svg:width="8.8cm" svg:height="10.793cm" svg:x="0.5cm" svg:y="2.34cm" presentation:class="outline" presentation:placeholder="true">
        <draw:text-box/>
      </draw:frame>
      <draw:frame presentation:style-name="Mpr1" draw:text-style-name="MP1" draw:layer="backgroundobjects" svg:width="2.33cm" svg:height="0.69cm" svg:x="0.5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cm" svg:height="0.69cm" svg:x="3.42cm" svg:y="9.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cm" svg:height="0.69cm" svg:x="7.17cm" svg:y="9.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3T20:13:18</meta:creation-date>
    <meta:editing-duration>PT17M4S</meta:editing-duration>
    <meta:editing-cycles>15</meta:editing-cycles>
    <dc:date>2012-12-01T15:38:15</dc:date>
    <meta:generator>LibreOffice/3.6$Linux_X86_64 LibreOffice_project/e29a214-2bbed72-0621de6-a97528c-8f066d</meta:gener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